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5in" fo:margin-right="-0.5in" fo:text-indent="0in" style:auto-text-indent="false"/>
    </style:style>
    <style:style style:name="P2" style:family="paragraph" style:parent-style-name="Standard">
      <style:paragraph-properties fo:margin-left="-0.5in" fo:margin-right="-0.5in" fo:text-indent="0in" style:auto-text-indent="false"/>
      <style:text-properties style:font-name="Times New Roman"/>
    </style:style>
    <style:style style:name="P3" style:family="paragraph" style:parent-style-name="Standard" style:master-page-name="Standard">
      <style:paragraph-properties fo:margin-left="-0.5in" fo:margin-right="-0.5in" fo:text-align="center" style:justify-single-word="false" fo:text-indent="0in" style:auto-text-indent="false" style:page-number="auto"/>
      <style:text-properties style:font-name="Times New Roman"/>
    </style:style>
    <style:style style:name="P4" style:family="paragraph" style:parent-style-name="Standard">
      <style:paragraph-properties fo:margin-left="-0.5in" fo:margin-right="-0.5in" fo:text-indent="0.5in" style:auto-text-indent="false"/>
      <style:text-properties style:font-name="Times New Roman"/>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verse Psychology: Does happiness have anything to do with seeing the forest?</text:p>
      <text:p text:style-name="P1"><text:span text:style-name="T2">Keywords: </text:span><text:span text:style-name="T3">mood, global/local processing, depression, false memory, Navon Letters</text:span></text:p>
      <text:p text:style-name="P1"><text:span text:style-name="T2"><text:tab/></text:span><text:span text:style-name="T1">The study of positive emotions is a burgeoning field wi</text:span><text:bookmark text:name="_GoBack"/><text:span text:style-name="T1">th many implications for everyday life. Based on Dr. Barbara Frederickson’s Broaden and Build theory of positive emotion, it would seem that positive emotions broaden our experiences and negative emotions narrow our focus. Recently Huntsinger and colleagues demonstrated that the link between positive mood and broadening as well as negative mood and narrowing were not a hard and fast rule but merely an effect of the mood. Under the direction of Dr. Gerald Clore, I will begin an exploration the foundations of the effects of mood on the processing of information exploring both the breadth of the phenomenon and the depth of what is causing it. </text:span></text:p>
      <text:p text:style-name="P2"><text:tab/>In the proposed study, I will manipulate the mood and the perceptual focus to understand under what conditions th</text:p>
      <text:p text:style-name="P2"/>
      <text:p text:style-name="P1"><text:span text:style-name="T1"><text:tab/>The study of emotion burgeoned in the last 20 years and yet there are many unanswered questions. The effect of mood on cognitive processes is one area in the study of emotion that has seen a large number studies in many different areas such as depression (Alloy &amp; Abramson, 1989), false memories (Storbeck &amp; Clore, 2005), other race face memory (Johnson &amp; Fredrickson, 2005), and effect of context on perception (Avramova, Staple, &amp; Lerouge, 2010) and increased creativity in happy people (CITE!). These five exemplars all tell the same story: positive mood broadens and negative mood constrains; happy people think global, sad people think local. I’m here to tell you that the link between mood and broadening/narrowing is </text:span><text:span text:style-name="T3">not</text:span><text:span text:style-name="T1"> hard and fast. Simply giving a participant global or local focused Navon letters reverses the effect: positive mood with a global prime leads to improved global processing; positive mood with a local prime leads to improved local processing (Huntsinger, Clore, &amp; Bar-Anan, 2010). <text:s/>Demonstrating that priming caused a person to be primed is far from novel but the effect of negative mood is where this shines: negative mood with a global prime leads to improved </text:span><text:span text:style-name="T3">local</text:span><text:span text:style-name="T1"> processing; negative mood with a local prime leads to improved </text:span><text:span text:style-name="T3">global</text:span><text:span text:style-name="T1"> processing. This reverse priming leads me to believe that the five exemplar studies failed to grasp what was really going on: positive mood accepts and negative mood rejects what is given. Under the direction of Dr. Gerald Clore I will begin an exploration of the breadth and depth of this phenomenon and run the five previously mentioned exemplar studies under conditions controlling the global and local prime to understand the true role of mood on perception to demonstrate that reverse psychology in fact exists… but only when you are sad.</text:span></text:p>
      <text:p text:style-name="P4">In the proposed study I will manipulate the process prime with local or global focused Navon stimuli, followed by a mood induction. I will then measure the differences between the four different conditions in a 2x2 design (Global or Local; Happy or Sad) for one of the exemplars. For example, Avramova et al (2010) demonstrated that when a happy or a sad person puts each hand into a separate bucket of lukewarm water they do not rate the temperatures as different. However, if one bucket contains chilly water and the other contains lukewarm water, happy participants rate the lukewarm water as warmer than when both hands are in lukewarm water. Cold participants do not show any differences in rating the lukewarm water as a result of putting their other hand into chilly water. Using the previously mentioned 2x2 design we will test whether this effect stands up is really an effect of mood or rather an effect of global or local properties. In linewith Avramova, I expect to find that Global-Happy participants show the context effect <text:s/>by rating the lukewarm water as warmer and Global-Sad participants do not show the effect, however, in contrast to Avrimova, I expect to find that Local-Happy people do not show the effect and that Local-Sad participants will show the effect demonstrating that mood effects on processing are not a result of the mood itself but rather an effect of accepting or rejecting a global orientation in processing information. I expect this effect to play out as such for each of the 5 prototypical experiments I mentioned in the beginning: Global-Happy and Global-Sad data will <text:soft-page-break/>be in line with previous findings, but Local-Happy and Local-Sad will show a reversal of demonstrating that Happy says “yes” and Sad says “n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Schiller</meta:initial-creator>
    <dc:creator>Alex Schiller</dc:creator>
    <meta:editing-cycles>5</meta:editing-cycles>
    <meta:creation-date>2011-07-10T00:58:00</meta:creation-date>
    <dc:date>2011-08-10T14:01:19</dc:date>
    <meta:editing-duration>PT17M53S</meta:editing-duration>
    <meta:generator>OpenOffice.org/3.3$Unix OpenOffice.org_project/330m20$Build-9567</meta:generator>
    <meta:document-statistic meta:table-count="0" meta:image-count="0" meta:object-count="0" meta:page-count="2" meta:paragraph-count="6" meta:word-count="747" meta:character-count="4540"/>
    <meta:user-defined meta:name="AppVersion">14.0000</meta:user-defined>
    <meta:user-defined meta:name="Company">University of Virgin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